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8.69235992" calcext:value-type="float">
            <text:p>48,69235992</text:p>
          </table:table-cell>
          <table:table-cell office:value-type="float" office:value="7.960196639E-027" calcext:value-type="float">
            <text:p>7,96E-027</text:p>
          </table:table-cell>
          <table:table-cell office:value-type="float" office:value="4.097370148" calcext:value-type="float">
            <text:p>4,097370148</text:p>
          </table:table-cell>
          <table:table-cell table:style-name="ce2" table:formula="of:=([.E3]-[.E2])/[.E2]" office:value-type="float" office:value="0.00226865605895757" calcext:value-type="float">
            <text:p>0,002268656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97" calcext:value-type="float">
            <text:p>68097</text:p>
          </table:table-cell>
          <table:table-cell office:value-type="float" office:value="53.6914444" calcext:value-type="float">
            <text:p>53,6914444</text:p>
          </table:table-cell>
          <table:table-cell office:value-type="float" office:value="1.112901963E-020" calcext:value-type="float">
            <text:p>1,11E-020</text:p>
          </table:table-cell>
          <table:table-cell office:value-type="float" office:value="2.894337416" calcext:value-type="float">
            <text:p>2,89433741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097" calcext:value-type="float">
            <text:p>68097</text:p>
          </table:table-cell>
          <table:table-cell office:value-type="float" office:value="52.65242004" calcext:value-type="float">
            <text:p>52,65242004</text:p>
          </table:table-cell>
          <table:table-cell office:value-type="float" office:value="1.163531879E-020" calcext:value-type="float">
            <text:p>1,16E-020</text:p>
          </table:table-cell>
          <table:table-cell office:value-type="float" office:value="2.895967484" calcext:value-type="float">
            <text:p>2,895967484</text:p>
          </table:table-cell>
          <table:table-cell table:formula="of:=([.E5]-[.E4])/[.E4]" office:value-type="float" office:value="0.000563192111254479" calcext:value-type="float">
            <text:p>0,00056319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124" calcext:value-type="float">
            <text:p>68124</text:p>
          </table:table-cell>
          <table:table-cell office:value-type="float" office:value="53.44304657" calcext:value-type="float">
            <text:p>53,44304657</text:p>
          </table:table-cell>
          <table:table-cell office:value-type="float" office:value="9.405657333E-018" calcext:value-type="float">
            <text:p>9,41E-018</text:p>
          </table:table-cell>
          <table:table-cell office:value-type="float" office:value="2.347168207" calcext:value-type="float">
            <text:p>2,347168207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124" calcext:value-type="float">
            <text:p>68124</text:p>
          </table:table-cell>
          <table:table-cell office:value-type="float" office:value="52.72193909" calcext:value-type="float">
            <text:p>52,72193909</text:p>
          </table:table-cell>
          <table:table-cell office:value-type="float" office:value="8.199434439E-018" calcext:value-type="float">
            <text:p>8,20E-018</text:p>
          </table:table-cell>
          <table:table-cell office:value-type="float" office:value="2.349204302" calcext:value-type="float">
            <text:p>2,349204302</text:p>
          </table:table-cell>
          <table:table-cell table:style-name="ce3" table:formula="of:=([.E7]-[.E6])/[.E6]" office:value-type="float" office:value="0.000867468719935586" calcext:value-type="float">
            <text:p>0,0008674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99" calcext:value-type="float">
            <text:p>68199</text:p>
          </table:table-cell>
          <table:table-cell office:value-type="float" office:value="52.858078" calcext:value-type="float">
            <text:p>52,858078</text:p>
          </table:table-cell>
          <table:table-cell office:value-type="float" office:value="6.889627821E-016" calcext:value-type="float">
            <text:p>6,89E-016</text:p>
          </table:table-cell>
          <table:table-cell office:value-type="float" office:value="2.013939142" calcext:value-type="float">
            <text:p>2,01393914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199" calcext:value-type="float">
            <text:p>68199</text:p>
          </table:table-cell>
          <table:table-cell office:value-type="float" office:value="52.9371109" calcext:value-type="float">
            <text:p>52,9371109</text:p>
          </table:table-cell>
          <table:table-cell office:value-type="float" office:value="7.446962795E-016" calcext:value-type="float">
            <text:p>7,45E-016</text:p>
          </table:table-cell>
          <table:table-cell office:value-type="float" office:value="2.015798807" calcext:value-type="float">
            <text:p>2,015798807</text:p>
          </table:table-cell>
          <table:table-cell table:style-name="ce3" table:formula="of:=([.E9]-[.E8])/[.E8]" office:value-type="float" office:value="0.000923396820299752" calcext:value-type="float">
            <text:p>0,000923396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51" calcext:value-type="float">
            <text:p>68351</text:p>
          </table:table-cell>
          <table:table-cell office:value-type="float" office:value="53.004776" calcext:value-type="float">
            <text:p>53,004776</text:p>
          </table:table-cell>
          <table:table-cell office:value-type="float" office:value="0.0000000000001593591931" calcext:value-type="float">
            <text:p>1,59E-013</text:p>
          </table:table-cell>
          <table:table-cell office:value-type="float" office:value="1.780681133" calcext:value-type="float">
            <text:p>1,78068113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351" calcext:value-type="float">
            <text:p>68351</text:p>
          </table:table-cell>
          <table:table-cell office:value-type="float" office:value="53.11719894" calcext:value-type="float">
            <text:p>53,11719894</text:p>
          </table:table-cell>
          <table:table-cell office:value-type="float" office:value="0.0000000000001590702532" calcext:value-type="float">
            <text:p>1,59E-013</text:p>
          </table:table-cell>
          <table:table-cell office:value-type="float" office:value="1.781765461" calcext:value-type="float">
            <text:p>1,781765461</text:p>
          </table:table-cell>
          <table:table-cell table:style-name="ce3" table:formula="of:=([.E11]-[.E10])/[.E10]" office:value-type="float" office:value="0.000608940017336564" calcext:value-type="float">
            <text:p>0,0006089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90" calcext:value-type="float">
            <text:p>68490</text:p>
          </table:table-cell>
          <table:table-cell office:value-type="float" office:value="26.32615662" calcext:value-type="float">
            <text:p>26,32615662</text:p>
          </table:table-cell>
          <table:table-cell office:value-type="float" office:value="0.0000000000006441557357" calcext:value-type="float">
            <text:p>6,44E-013</text:p>
          </table:table-cell>
          <table:table-cell office:value-type="float" office:value="1.604111195" calcext:value-type="float">
            <text:p>1,60411119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490" calcext:value-type="float">
            <text:p>68490</text:p>
          </table:table-cell>
          <table:table-cell office:value-type="float" office:value="34.48805237" calcext:value-type="float">
            <text:p>34,48805237</text:p>
          </table:table-cell>
          <table:table-cell office:value-type="float" office:value="0.000000000000638167145" calcext:value-type="float">
            <text:p>6,38E-013</text:p>
          </table:table-cell>
          <table:table-cell office:value-type="float" office:value="1.604313254" calcext:value-type="float">
            <text:p>1,604313254</text:p>
          </table:table-cell>
          <table:table-cell table:formula="of:=([.E13]-[.E12])/[.E12]" office:value-type="float" office:value="0.000125963212918062" calcext:value-type="float">
            <text:p>0,000125963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07" calcext:value-type="float">
            <text:p>68507</text:p>
          </table:table-cell>
          <table:table-cell office:value-type="float" office:value="26.09478569" calcext:value-type="float">
            <text:p>26,09478569</text:p>
          </table:table-cell>
          <table:table-cell office:value-type="float" office:value="0.00000000006137389208" calcext:value-type="float">
            <text:p>6,14E-011</text:p>
          </table:table-cell>
          <table:table-cell office:value-type="float" office:value="1.464501143" calcext:value-type="float">
            <text:p>1,46450114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507" calcext:value-type="float">
            <text:p>68507</text:p>
          </table:table-cell>
          <table:table-cell office:value-type="float" office:value="28.25785446" calcext:value-type="float">
            <text:p>28,25785446</text:p>
          </table:table-cell>
          <table:table-cell office:value-type="float" office:value="0.00000000006118058143" calcext:value-type="float">
            <text:p>6,12E-011</text:p>
          </table:table-cell>
          <table:table-cell office:value-type="float" office:value="1.467308164" calcext:value-type="float">
            <text:p>1,467308164</text:p>
          </table:table-cell>
          <table:table-cell table:formula="of:=([.E15]-[.E14])/[.E14]" office:value-type="float" office:value="0.00191670796121732" calcext:value-type="float">
            <text:p>0,0019167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818" calcext:value-type="float">
            <text:p>68818</text:p>
          </table:table-cell>
          <table:table-cell office:value-type="float" office:value="53.02058029" calcext:value-type="float">
            <text:p>53,02058029</text:p>
          </table:table-cell>
          <table:table-cell office:value-type="float" office:value="0.0000000006518193763" calcext:value-type="float">
            <text:p>6,52E-010</text:p>
          </table:table-cell>
          <table:table-cell office:value-type="float" office:value="1.355865121" calcext:value-type="float">
            <text:p>1,35586512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818" calcext:value-type="float">
            <text:p>68818</text:p>
          </table:table-cell>
          <table:table-cell office:value-type="float" office:value="51.93331909" calcext:value-type="float">
            <text:p>51,93331909</text:p>
          </table:table-cell>
          <table:table-cell office:value-type="float" office:value="0.000000000651624199" calcext:value-type="float">
            <text:p>6,52E-010</text:p>
          </table:table-cell>
          <table:table-cell office:value-type="float" office:value="1.356062174" calcext:value-type="float">
            <text:p>1,356062174</text:p>
          </table:table-cell>
          <table:table-cell table:formula="of:=([.E17]-[.E16])/[.E16]" office:value-type="float" office:value="0.000145333777636256" calcext:value-type="float">
            <text:p>0,000145333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859" calcext:value-type="float">
            <text:p>68859</text:p>
          </table:table-cell>
          <table:table-cell office:value-type="float" office:value="129.6247711" calcext:value-type="float">
            <text:p>129,6247711</text:p>
          </table:table-cell>
          <table:table-cell office:value-type="float" office:value="0.000000005064933806" calcext:value-type="float">
            <text:p>5,06E-009</text:p>
          </table:table-cell>
          <table:table-cell office:value-type="float" office:value="1.261751175" calcext:value-type="float">
            <text:p>1,26175117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859" calcext:value-type="float">
            <text:p>68859</text:p>
          </table:table-cell>
          <table:table-cell office:value-type="float" office:value="168.6337433" calcext:value-type="float">
            <text:p>168,6337433</text:p>
          </table:table-cell>
          <table:table-cell office:value-type="float" office:value="0.000000005063872432" calcext:value-type="float">
            <text:p>5,06E-009</text:p>
          </table:table-cell>
          <table:table-cell office:value-type="float" office:value="1.262326837" calcext:value-type="float">
            <text:p>1,262326837</text:p>
          </table:table-cell>
          <table:table-cell table:style-name="ce3" table:formula="of:=([.E19]-[.E18])/[.E18]" office:value-type="float" office:value="0.000456240510336692" calcext:value-type="float">
            <text:p>0,00045624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72" calcext:value-type="float">
            <text:p>68872</text:p>
          </table:table-cell>
          <table:table-cell office:value-type="float" office:value="167.1563721" calcext:value-type="float">
            <text:p>167,1563721</text:p>
          </table:table-cell>
          <table:table-cell office:value-type="float" office:value="0.00000003024812045" calcext:value-type="float">
            <text:p>3,02E-008</text:p>
          </table:table-cell>
          <table:table-cell office:value-type="float" office:value="1.18196857" calcext:value-type="float">
            <text:p>1,1819685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8872" calcext:value-type="float">
            <text:p>68872</text:p>
          </table:table-cell>
          <table:table-cell office:value-type="float" office:value="207.0170746" calcext:value-type="float">
            <text:p>207,0170746</text:p>
          </table:table-cell>
          <table:table-cell office:value-type="float" office:value="0.00000003023184547" calcext:value-type="float">
            <text:p>3,02E-008</text:p>
          </table:table-cell>
          <table:table-cell office:value-type="float" office:value="1.182707906" calcext:value-type="float">
            <text:p>1,182707906</text:p>
          </table:table-cell>
          <table:table-cell table:style-name="ce3" table:formula="of:=([.E21]-[.E20])/[.E20]" office:value-type="float" office:value="0.000625512402584521" calcext:value-type="float">
            <text:p>0,000625512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04" calcext:value-type="float">
            <text:p>68904</text:p>
          </table:table-cell>
          <table:table-cell office:value-type="float" office:value="207.0194702" calcext:value-type="float">
            <text:p>207,0194702</text:p>
          </table:table-cell>
          <table:table-cell office:value-type="float" office:value="0.00000003204771915" calcext:value-type="float">
            <text:p>3,20E-008</text:p>
          </table:table-cell>
          <table:table-cell office:value-type="float" office:value="1.110195398" calcext:value-type="float">
            <text:p>1,11019539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50141159247681" calcext:value-type="float">
            <text:p>0,0008501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20:08:38.501655737</dc:date>
    <meta:document-statistic meta:table-count="1" meta:cell-count="121" meta:object-count="0"/>
    <meta:generator>LibreOffice/4.1.4.2$Linux_X86_64 LibreOffice_project/410m0$Build-2</meta:generator>
  </office:meta>
</office:document-meta>
</file>